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b515b" officeooo:paragraph-rsid="000b515b"/>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officeooo:rsid="000b515b" officeooo:paragraph-rsid="000b515b"/>
    </style:style>
    <style:style style:name="P4" style:family="paragraph" style:parent-style-name="Standard">
      <style:text-properties style:text-position="0% 100%" officeooo:rsid="00557886" officeooo:paragraph-rsid="000b515b"/>
    </style:style>
    <style:style style:name="P5" style:family="paragraph" style:parent-style-name="Standard">
      <style:text-properties style:text-position="0% 100%" officeooo:rsid="00563a30" officeooo:paragraph-rsid="000b515b"/>
    </style:style>
    <style:style style:name="T1" style:family="text">
      <style:text-properties officeooo:rsid="000b515b"/>
    </style:style>
    <style:style style:name="T2" style:family="text">
      <style:text-properties style:text-position="0% 100%" officeooo:rsid="00563a30"/>
    </style:style>
    <style:style style:name="T3" style:family="text">
      <style:text-properties style:text-position="0% 100%" officeooo:rsid="005578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ject oriented programming</text:p>
      <text:p text:style-name="P4"/>
      <text:p text:style-name="P4"><text:span text:style-name="T1">C</text:span>lass variables are defined without the init statement, indicating that they are shared and accessible by all defs within the class. </text:p>
      <text:p text:style-name="P4"/>
      <text:p text:style-name="P5">Class Robot:</text:p>
      <text:p text:style-name="P5"><text:tab/>population = 0</text:p>
      <text:p text:style-name="P5"/>
      <text:p text:style-name="P5">Robot.population = 0</text:p>
      <text:p text:style-name="P4"/>
      <text:p text:style-name="P3"><text:span text:style-name="T2">Object</text:span><text:span text:style-name="T3"> variables </text:span>are owned by each individual object/instance of the class. In this case, each object has its own copy of the field i.e. they are not shared and are not related in any way to the field by the same name in a different instance. We define these with the __init__ statement</text:p>
      <text:p text:style-name="P3"/>
      <text:p text:style-name="P1"><text:span text:style-name="Source_20_Text">def __init__(self, name):</text:span></text:p>
      <text:p text:style-name="Preformatted_20_Text"><text:span text:style-name="Source_20_Text"><text:s text:c="8"/>"""Initializes the data."""</text:span></text:p>
      <text:p text:style-name="P2"><text:span text:style-name="Source_20_Text"><text:s text:c="8"/>self.name = name</text:span></text:p>
      <text:p text:style-name="P3">We can use these object variables in the subsequent definitions which are defined normally, but use self.variable_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5:12:56.731181658</meta:creation-date>
    <dc:date>2018-05-19T15:41:56.199068989</dc:date>
    <meta:editing-duration>PT18M49S</meta:editing-duration>
    <meta:editing-cycles>1</meta:editing-cycles>
    <meta:document-statistic meta:table-count="0" meta:image-count="0" meta:object-count="0" meta:page-count="1" meta:paragraph-count="10" meta:word-count="111" meta:character-count="695" meta:non-whitespace-character-count="576"/>
    <meta:generator>LibreOffice/5.1.6.2$Linux_X86_64 LibreOffice_project/10m0$Build-2</meta:generator>
  </office:meta>
</office:document-meta>
</file>